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725" officeooo:paragraph-rsid="0007e725"/>
    </style:style>
    <style:style style:name="P2" style:family="paragraph" style:parent-style-name="Standard">
      <style:text-properties officeooo:rsid="000e157c" officeooo:paragraph-rsid="000e157c"/>
    </style:style>
    <style:style style:name="P3" style:family="paragraph" style:parent-style-name="Standard">
      <style:text-properties officeooo:paragraph-rsid="000d9aae"/>
    </style:style>
    <style:style style:name="P4" style:family="paragraph" style:parent-style-name="Text_20_body" style:list-style-name="L1">
      <style:text-properties officeooo:rsid="000e157c" officeooo:paragraph-rsid="000e157c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User Stories</text:h>
      <text:p text:style-name="P1"/>
      <text:p text:style-name="P2"/>
      <text:h text:style-name="Heading_20_2" text:outline-level="2">En tant que Léo, je récupère les données de l’Open Food Facts pour mettre à jour la base de données du programme.</text:h>
      <text:p text:style-name="P3"/>
      <text:list xml:id="list1416325064" text:style-name="L1">
        <text:list-item>
          <text:p text:style-name="P4">Créer la base de données.</text:p>
        </text:list-item>
        <text:list-item>
          <text:p text:style-name="P4">Créer le script de récupération des données à partir de l’API de Open Food Facts.</text:p>
        </text:list-item>
        <text:list-item>
          <text:p text:style-name="P4">Créer le script d’intégration des données récupérées dans la base de données crée.</text:p>
        </text:list-item>
      </text:list>
      <text:h text:style-name="Heading_20_2" text:outline-level="2">En tant que Tom, je renseigne mes identifiants pour me connecter.</text:h>
      <text:list xml:id="list2012171402" text:style-name="L2">
        <text:list-item>
          <text:p text:style-name="P5"/>
        </text:list-item>
      </text:list>
      <text:h text:style-name="Heading_20_2" text:outline-level="2">En tant que Tom, je choisis de faire une recherche d’aliment pour le remplacer.</text:h>
      <text:list xml:id="list2552328992" text:style-name="L3">
        <text:list-item>
          <text:p text:style-name="P6"/>
        </text:list-item>
      </text:list>
      <text:h text:style-name="Heading_20_2" text:outline-level="2">En tant que Tom, je tape un numéro pour sélectionner une catégorie.</text:h>
      <text:list xml:id="list2979235556" text:style-name="L4">
        <text:list-item>
          <text:p text:style-name="P7"/>
        </text:list-item>
      </text:list>
      <text:h text:style-name="Heading_20_2" text:outline-level="2">En tant que Tom, je tape un numéro pour sélectionner un aliment.</text:h>
      <text:list xml:id="list3779443053" text:style-name="L5">
        <text:list-item>
          <text:p text:style-name="P8"/>
        </text:list-item>
      </text:list>
      <text:h text:style-name="Heading_20_2" text:outline-level="2">En tant que Tom, j’enregistre le résultat de ma recherche dans mes favoris pour le retrouver plus facilement par la suite.</text:h>
      <text:list xml:id="list1602932797" text:style-name="L6">
        <text:list-item>
          <text:p text:style-name="P9"/>
        </text:list-item>
      </text:list>
      <text:h text:style-name="Heading_20_2" text:outline-level="2">En tant que Tom, j’accède à mes favoris pour afficher mes aliments substitués.</text:h>
      <text:list xml:id="list2385869150" text:style-name="L7"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2:37:13.156428136</meta:creation-date>
    <dc:date>2018-01-04T00:03:17.128551660</dc:date>
    <meta:editing-duration>PT55M39S</meta:editing-duration>
    <meta:editing-cycles>10</meta:editing-cycles>
    <meta:generator>LibreOffice/5.4.4.2$Linux_X86_64 LibreOffice_project/40m0$Build-2</meta:generator>
    <meta:document-statistic meta:table-count="0" meta:image-count="0" meta:object-count="0" meta:page-count="1" meta:paragraph-count="17" meta:word-count="149" meta:character-count="797" meta:non-whitespace-character-count="668"/>
  </office:meta>
</office:document-meta>
</file>